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Java Concurrency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MUCHIRI KENNEDY</text:p>
            <text:p>SOFTWARE DEVELOPER</text:p>
            <text:p>@Muchiri08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Why Concurrency!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">Leveraging Multicore processors</text:p>
              </text:list-item>
              <text:list-item>
                <text:p text:style-name="P2">Improving application performance</text:p>
              </text:list-item>
              <text:list-item>
                <text:p text:style-name="P2">Responsive applications</text:p>
              </text:list-item>
              <text:list-item>
                <text:p text:style-name="P2">Scallable applications etc</text:p>
                <text:p text:style-name="P2">Egs:</text:p>
                <text:p text:style-name="P2">Web servers, Data processing(eg MapReduce), Gaming, Financial Systems et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2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25T21:23:27.201011858</meta:creation-date>
    <dc:date>2025-02-25T22:44:38.133622449</dc:date>
    <meta:editing-duration>PT8M51S</meta:editing-duration>
    <meta:editing-cycles>2</meta:editing-cycles>
    <meta:generator>LibreOffice/7.3.7.2$Linux_X86_64 LibreOffice_project/30$Build-2</meta:generator>
    <meta:document-statistic meta:object-count="29"/>
  </office:meta>
</office:document-meta>
</file>